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11D8FD36273D9C267AF.png" manifest:media-type="image/png"/>
  <manifest:file-entry manifest:full-path="Pictures/100000010000024B000000707D64EA0780C08F70.png" manifest:media-type="image/png"/>
  <manifest:file-entry manifest:full-path="Pictures/10000001000001E9000000A098C696CB58ECEE9B.png" manifest:media-type="image/png"/>
  <manifest:file-entry manifest:full-path="Pictures/100000010000022C000000898BB1B8705AB9EFAF.png" manifest:media-type="image/png"/>
  <manifest:file-entry manifest:full-path="Pictures/10000001000001F00000008BAF1A858C8366D972.png" manifest:media-type="image/png"/>
  <manifest:file-entry manifest:full-path="Pictures/100000010000028F000000DE51BE5F1ED3B0B51E.png" manifest:media-type="image/png"/>
  <manifest:file-entry manifest:full-path="Pictures/100000010000028F0000010EF97BA9D481441E16.png" manifest:media-type="image/png"/>
  <manifest:file-entry manifest:full-path="Pictures/1000000100000283000001815D9C394994FBA7E0.png" manifest:media-type="image/png"/>
  <manifest:file-entry manifest:full-path="Pictures/1000000100000250000000A51666A2310113BA8D.png" manifest:media-type="image/png"/>
  <manifest:file-entry manifest:full-path="Pictures/10000001000005AD0000007B3859823E4F23F0EC.png" manifest:media-type="image/png"/>
  <manifest:file-entry manifest:full-path="Pictures/1000000100000295000001A1437E2A9DE3639159.png" manifest:media-type="image/png"/>
  <manifest:file-entry manifest:full-path="Pictures/100000010000022D00000051487F5F36262A20BB.png" manifest:media-type="image/png"/>
  <manifest:file-entry manifest:full-path="Pictures/1000000100000212000000C813D0526DC2B09FEA.png" manifest:media-type="image/png"/>
  <manifest:file-entry manifest:full-path="Pictures/1000000100000272000000B6D2C099D06F583A04.png" manifest:media-type="image/png"/>
  <manifest:file-entry manifest:full-path="Pictures/10000001000002230000008B78BDEC313ACFA5C2.png" manifest:media-type="image/png"/>
  <manifest:file-entry manifest:full-path="Pictures/100000010000020A0000016FE3995F6A9CF12F12.png" manifest:media-type="image/png"/>
  <manifest:file-entry manifest:full-path="Pictures/100000010000022500000116476DCAA1C7369540.png" manifest:media-type="image/png"/>
  <manifest:file-entry manifest:full-path="Pictures/100000010000024F0000004216D92A0626665A41.png" manifest:media-type="image/png"/>
  <manifest:file-entry manifest:full-path="Pictures/100000010000024F0000004280A10BB49EFA8975.png" manifest:media-type="image/png"/>
  <manifest:file-entry manifest:full-path="Pictures/1000000100000294000000750A121401C88835FE.png" manifest:media-type="image/png"/>
  <manifest:file-entry manifest:full-path="Pictures/100000010000023100000048F9A8FFC7091AA834.png" manifest:media-type="image/png"/>
  <manifest:file-entry manifest:full-path="Pictures/100000010000022C000001928DC2A13347FDCE09.png" manifest:media-type="image/png"/>
  <manifest:file-entry manifest:full-path="Pictures/100000010000024F000000474725E50723A628A1.png" manifest:media-type="image/png"/>
  <manifest:file-entry manifest:full-path="Pictures/10000001000002630000007AB1A16917BFC493A5.png" manifest:media-type="image/png"/>
  <manifest:file-entry manifest:full-path="Pictures/10000001000001FA0000006860BDEECC06A02BDD.png" manifest:media-type="image/png"/>
  <manifest:file-entry manifest:full-path="Pictures/100000010000025200000078569117DEE2CDA8D2.png" manifest:media-type="image/png"/>
  <manifest:file-entry manifest:full-path="Pictures/10000001000001FE00000093EE8721C04D99EDAC.png" manifest:media-type="image/png"/>
  <manifest:file-entry manifest:full-path="Pictures/100000010000025C000000835B0E535A7EC3793B.png" manifest:media-type="image/png"/>
  <manifest:file-entry manifest:full-path="Pictures/100000010000024E000000837C0B9DC283706C04.png" manifest:media-type="image/png"/>
  <manifest:file-entry manifest:full-path="Pictures/100000010000020900000072707B4C2762644569.png" manifest:media-type="image/png"/>
  <manifest:file-entry manifest:full-path="Pictures/100000010000029E00000174729B1E9BA8B4D46D.png" manifest:media-type="image/png"/>
  <manifest:file-entry manifest:full-path="Pictures/1000000100000253000001B1CBDD9BB3968A0BF2.png" manifest:media-type="image/png"/>
  <manifest:file-entry manifest:full-path="Pictures/10000001000001F1000000E1A2907584810E356A.png" manifest:media-type="image/png"/>
  <manifest:file-entry manifest:full-path="Pictures/1000000100000256000001075037880415517961.png" manifest:media-type="image/png"/>
  <manifest:file-entry manifest:full-path="Pictures/100000010000029200000069FA23B780597B4A90.png" manifest:media-type="image/png"/>
  <manifest:file-entry manifest:full-path="Pictures/100000010000028E0000006AF522542D19FC64A8.png" manifest:media-type="image/png"/>
  <manifest:file-entry manifest:full-path="Pictures/1000000100000252000000A3555B53F69E03975C.png" manifest:media-type="image/png"/>
  <manifest:file-entry manifest:full-path="Pictures/1000000100000224000000BCDE81961783248A60.png" manifest:media-type="image/png"/>
  <manifest:file-entry manifest:full-path="Pictures/10000001000001F00000008BA698B8EE6F0240C5.png" manifest:media-type="image/png"/>
  <manifest:file-entry manifest:full-path="Pictures/10000001000001A60000003BA5FA2E78E42A82F4.png" manifest:media-type="image/png"/>
  <manifest:file-entry manifest:full-path="Pictures/1000000100000280000001159D45ED361926253A.png" manifest:media-type="image/png"/>
  <manifest:file-entry manifest:full-path="Pictures/100000010000020B0000017E985F2B6F0EFBEC39.png" manifest:media-type="image/png"/>
  <manifest:file-entry manifest:full-path="Pictures/100000010000029200000069162A14BB7BF194DC.png" manifest:media-type="image/png"/>
  <manifest:file-entry manifest:full-path="Pictures/10000001000002290000003B438475CE2643C725.png" manifest:media-type="image/png"/>
  <manifest:file-entry manifest:full-path="Pictures/100000010000024E00000037D60B5268A61387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53326d" officeooo:paragraph-rsid="0053326d"/>
    </style:style>
    <style:style style:name="P13" style:family="paragraph" style:parent-style-name="Standard">
      <style:text-properties officeooo:rsid="0070c8ee" officeooo:paragraph-rsid="0070c8ee"/>
    </style:style>
    <style:style style:name="P14" style:family="paragraph" style:parent-style-name="Standard">
      <style:text-properties officeooo:rsid="0076648d" officeooo:paragraph-rsid="0076648d"/>
    </style:style>
    <style:style style:name="P15" style:family="paragraph" style:parent-style-name="Standard">
      <style:text-properties officeooo:rsid="0085e298" officeooo:paragraph-rsid="0085e298"/>
    </style:style>
    <style:style style:name="P16" style:family="paragraph" style:parent-style-name="Standard">
      <style:text-properties officeooo:rsid="008a2eb8" officeooo:paragraph-rsid="008a2eb8"/>
    </style:style>
    <style:style style:name="P17" style:family="paragraph" style:parent-style-name="Standard">
      <style:text-properties officeooo:rsid="009298e0" officeooo:paragraph-rsid="009298e0"/>
    </style:style>
    <style:style style:name="P18" style:family="paragraph" style:parent-style-name="Standard">
      <style:text-properties officeooo:rsid="00a72017" officeooo:paragraph-rsid="00a72017"/>
    </style:style>
    <style:style style:name="P19" style:family="paragraph" style:parent-style-name="Standard">
      <style:text-properties officeooo:rsid="00b5af04" officeooo:paragraph-rsid="00b5af04"/>
    </style:style>
    <style:style style:name="P20" style:family="paragraph" style:parent-style-name="Standard">
      <style:text-properties officeooo:rsid="00b9b976" officeooo:paragraph-rsid="00b9b976"/>
    </style:style>
    <style:style style:name="P21" style:family="paragraph" style:parent-style-name="Standard">
      <style:text-properties officeooo:rsid="00bdc58a" officeooo:paragraph-rsid="00bdc58a"/>
    </style:style>
    <style:style style:name="P22" style:family="paragraph" style:parent-style-name="Standard">
      <style:text-properties officeooo:rsid="00c0a1fa" officeooo:paragraph-rsid="00c0a1fa"/>
    </style:style>
    <style:style style:name="P23" style:family="paragraph" style:parent-style-name="Standard">
      <style:text-properties officeooo:rsid="00e7e6d0" officeooo:paragraph-rsid="00e7e6d0"/>
    </style:style>
    <style:style style:name="P24" style:family="paragraph" style:parent-style-name="Standard">
      <style:text-properties officeooo:rsid="00ede85d" officeooo:paragraph-rsid="00ede85d"/>
    </style:style>
    <style:style style:name="P25" style:family="paragraph" style:parent-style-name="Standard">
      <style:text-properties officeooo:rsid="00ede85d" officeooo:paragraph-rsid="00ede85d"/>
    </style:style>
    <style:style style:name="P26" style:family="paragraph" style:parent-style-name="Standard">
      <style:text-properties officeooo:rsid="011b3960" officeooo:paragraph-rsid="011b3960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T27" style:family="text">
      <style:text-properties officeooo:rsid="00b15813"/>
    </style:style>
    <style:style style:name="T28" style:family="text">
      <style:text-properties officeooo:rsid="00cc6aaf"/>
    </style:style>
    <style:style style:name="T29" style:family="text">
      <style:text-properties officeooo:rsid="00f1d9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Bash is the reference</text:p>
      <text:p text:style-name="P12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2" draw:name="Image1" text:anchor-type="char" svg:width="6.3646in" svg:height="1.2709in" draw:z-index="0"><draw:image xlink:href="Pictures/10000001000002630000007AB1A16917BFC493A5.png" xlink:type="simple" xlink:show="embed" xlink:actuate="onLoad" draw:mime-type="image/png"/></draw:frame><draw:frame draw:style-name="fr5" draw:name="Image2" text:anchor-type="char" svg:x="1.3362in" svg:y="1.428in" svg:width="4.3957in" svg:height="0.6146in" draw:z-index="1"><draw:image xlink:href="Pictures/10000001000001A60000003BA5FA2E78E42A82F4.png" xlink:type="simple" xlink:show="embed" xlink:actuate="onLoad" draw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2" draw:name="Image3" text:anchor-type="char" svg:width="6.1563in" svg:height="0.6874in" draw:z-index="2"><draw:image xlink:href="Pictures/100000010000024F0000004280A10BB49EFA8975.png" xlink:type="simple" xlink:show="embed" xlink:actuate="onLoad" draw:mime-type="image/png"/></draw:frame></text:p>
      <text:p text:style-name="P10"><draw:frame draw:style-name="fr2" draw:name="Image4" text:anchor-type="char" svg:width="6.1563in" svg:height="0.6874in" draw:z-index="3"><draw:image xlink:href="Pictures/100000010000024F0000004216D92A0626665A41.png" xlink:type="simple" xlink:show="embed" xlink:actuate="onLoad" draw:mime-type="image/png"/></draw:frame></text:p>
      <text:p text:style-name="P10"><text:s text:c="3"/></text:p>
      <text:p text:style-name="P10"><draw:frame draw:style-name="fr2" draw:name="Image5" text:anchor-type="char" svg:width="6.2291in" svg:height="2.7398in" draw:z-index="4"><draw:image xlink:href="Pictures/1000000100000256000001075037880415517961.png" xlink:type="simple" xlink:show="embed" xlink:actuate="onLoad" draw:mime-type="image/png"/></draw:frame></text:p>
      <text:p text:style-name="P10"><draw:frame draw:style-name="fr2" draw:name="Image6" text:anchor-type="char" svg:width="6.5209in" svg:height="1.8957in" draw:z-index="5"><draw:image xlink:href="Pictures/1000000100000272000000B6D2C099D06F583A04.png" xlink:type="simple" xlink:show="embed" xlink:actuate="onLoad" draw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3">but redirection (not heredoc) take also fd</text:p>
      <text:p text:style-name="P13"/>
      <text:p text:style-name="P14">note that operator can be stick to an unquoted word</text:p>
      <text:p text:style-name="P14"/>
      <text:p text:style-name="P14"/>
      <text:p text:style-name="P14"/>
      <text:p text:style-name="P14"><draw:frame draw:style-name="fr3" draw:name="Image7" text:anchor-type="char" svg:width="5.5209in" svg:height="2.0835in" draw:z-index="6"><draw:image xlink:href="Pictures/1000000100000212000000C813D0526DC2B09FEA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3" draw:name="Image8" text:anchor-type="char" svg:width="6.6665in" svg:height="2.8854in" draw:z-index="7"><draw:image xlink:href="Pictures/1000000100000280000001159D45ED361926253A.png" xlink:type="simple" xlink:show="embed" xlink:actuate="onLoad" draw:mime-type="image/png"/></draw:frame></text:p>
      <text:p text:style-name="P10"><draw:frame draw:style-name="fr2" draw:name="Image9" text:anchor-type="char" svg:width="7.4807in" svg:height="0.6327in" draw:z-index="8"><draw:image xlink:href="Pictures/10000001000005AD0000007B3859823E4F23F0EC.png" xlink:type="simple" xlink:show="embed" xlink:actuate="onLoad" draw:mime-type="image/png"/></draw:frame><text:s/></text:p>
      <text:p text:style-name="P10"/>
      <text:p text:style-name="P10"><draw:frame draw:style-name="fr2" draw:name="Image10" text:anchor-type="char" svg:width="6.1563in" svg:height="0.7398in" draw:z-index="9"><draw:image xlink:href="Pictures/100000010000024F000000474725E50723A628A1.png" xlink:type="simple" xlink:show="embed" xlink:actuate="onLoad" draw:mime-type="image/png"/></draw:frame></text:p>
      <text:p text:style-name="P10"/>
      <text:p text:style-name="P10"><draw:frame draw:style-name="fr1" draw:name="Image11" text:anchor-type="char" svg:width="6.6929in" svg:height="1.1862in" draw:z-index="10"><draw:image xlink:href="Pictures/1000000100000294000000750A121401C8883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5"><text:soft-page-break/>heredoc always expand variable <text:span text:style-name="T26">if the delimiter is not quoted</text:span></text:p>
      <text:p text:style-name="P15"/>
      <text:p text:style-name="P15"><draw:frame draw:style-name="fr4" draw:name="Image12" text:anchor-type="char" svg:width="6.6929in" svg:height="4.0071in" draw:z-index="11"><draw:image xlink:href="Pictures/1000000100000283000001815D9C394994FBA7E0.png" xlink:type="simple" xlink:show="embed" xlink:actuate="onLoad" draw:mime-type="image/png"/></draw:frame></text:p>
      <text:p text:style-name="P10"/>
      <text:p text:style-name="P16">if quoted, no expansions</text:p>
      <text:p text:style-name="P16"/>
      <text:p text:style-name="P16"><draw:frame draw:style-name="fr4" draw:name="Image13" text:anchor-type="char" svg:width="6.6929in" svg:height="4.222in" draw:z-index="12"><draw:image xlink:href="Pictures/1000000100000295000001A1437E2A9DE3639159.png" xlink:type="simple" xlink:show="embed" xlink:actuate="onLoad" draw:mime-type="image/png"/></draw:frame></text:p>
      <text:p text:style-name="P10"/>
      <text:p text:style-name="P10"/>
      <text:p text:style-name="P10"><draw:frame draw:style-name="fr2" draw:name="Image14" text:anchor-type="char" svg:width="6.1874in" svg:height="1.698in" draw:z-index="13"><draw:image xlink:href="Pictures/1000000100000252000000A3555B53F69E03975C.png" xlink:type="simple" xlink:show="embed" xlink:actuate="onLoad" draw:mime-type="image/png"/></draw:frame><text:soft-page-break/><text:s/></text:p>
      <text:p text:style-name="P10"><draw:frame draw:style-name="fr2" draw:name="Image15" text:anchor-type="char" svg:width="6.1874in" svg:height="1.25in" draw:z-index="14"><draw:image xlink:href="Pictures/100000010000025200000078569117DEE2CDA8D2.png" xlink:type="simple" xlink:show="embed" xlink:actuate="onLoad" draw:mime-type="image/png"/></draw:frame><text:s/></text:p>
      <text:p text:style-name="P10"><draw:frame draw:style-name="fr3" draw:name="Image16" text:anchor-type="char" svg:width="6.2917in" svg:height="1.3646in" draw:z-index="15"><draw:image xlink:href="Pictures/100000010000025C000000835B0E535A7EC3793B.png" xlink:type="simple" xlink:show="embed" xlink:actuate="onLoad" draw:mime-type="image/png"/></draw:frame></text:p>
      <text:p text:style-name="P10"/>
      <text:p text:style-name="P17">operator at the end</text:p>
      <text:p text:style-name="P17"/>
      <text:p text:style-name="P17"><draw:frame draw:style-name="fr2" draw:name="Image17" text:anchor-type="char" svg:width="5.2709in" svg:height="1.0835in" draw:z-index="16"><draw:image xlink:href="Pictures/10000001000001FA0000006860BDEECC06A02BDD.png" xlink:type="simple" xlink:show="embed" xlink:actuate="onLoad" draw:mime-type="image/png"/></draw:frame><text:s/></text:p>
      <text:p text:style-name="P17"><draw:frame draw:style-name="fr2" draw:name="Image18" text:anchor-type="char" svg:width="5.4272in" svg:height="1.1874in" draw:z-index="17"><draw:image xlink:href="Pictures/100000010000020900000072707B4C2762644569.png" xlink:type="simple" xlink:show="embed" xlink:actuate="onLoad" draw:mime-type="image/png"/></draw:frame><text:s/></text:p>
      <text:p text:style-name="P17"><draw:frame draw:style-name="fr1" draw:name="Image19" text:anchor-type="char" svg:width="6.6929in" svg:height="1.0673in" draw:z-index="18"><draw:image xlink:href="Pictures/100000010000029200000069162A14BB7BF194DC.png" xlink:type="simple" xlink:show="embed" xlink:actuate="onLoad" draw:mime-type="image/png"/></draw:frame><text:s/></text:p>
      <text:p text:style-name="P17"><draw:frame draw:style-name="fr1" draw:name="Image20" text:anchor-type="char" svg:width="6.6929in" svg:height="1.0673in" draw:z-index="19"><draw:image xlink:href="Pictures/100000010000029200000069FA23B780597B4A90.png" xlink:type="simple" xlink:show="embed" xlink:actuate="onLoad" draw:mime-type="image/png"/></draw:frame><text:soft-page-break/><text:s/></text:p>
      <text:p text:style-name="P17"/>
      <text:p text:style-name="P17"><draw:frame draw:style-name="fr3" draw:name="Image21" text:anchor-type="char" svg:width="5.4374in" svg:height="3.8228in" draw:z-index="20"><draw:image xlink:href="Pictures/100000010000020A0000016FE3995F6A9CF12F12.png" xlink:type="simple" xlink:show="embed" xlink:actuate="onLoad" draw:mime-type="image/png"/></draw:frame><text:s/></text:p>
      <text:p text:style-name="P17"><draw:frame draw:style-name="fr3" draw:name="Image22" text:anchor-type="char" svg:width="5.1772in" svg:height="2.3437in" draw:z-index="21"><draw:image xlink:href="Pictures/10000001000001F1000000E1A2907584810E356A.png" xlink:type="simple" xlink:show="embed" xlink:actuate="onLoad" draw:mime-type="image/png"/></draw:frame><text:s/></text:p>
      <text:p text:style-name="P17"><draw:frame draw:style-name="fr3" draw:name="Image23" text:anchor-type="char" svg:width="5.7189in" svg:height="2.8957in" draw:z-index="22"><draw:image xlink:href="Pictures/100000010000022500000116476DCAA1C7369540.png" xlink:type="simple" xlink:show="embed" xlink:actuate="onLoad" draw:mime-type="image/png"/></draw:frame><text:soft-page-break/><text:s/></text:p>
      <text:p text:style-name="P17"><draw:frame draw:style-name="fr3" draw:name="Image24" text:anchor-type="char" svg:width="5.7083in" svg:height="1.9583in" draw:z-index="23"><draw:image xlink:href="Pictures/1000000100000224000000BCDE81961783248A60.png" xlink:type="simple" xlink:show="embed" xlink:actuate="onLoad" draw:mime-type="image/png"/></draw:frame><text:s/></text:p>
      <text:p text:style-name="P17"/>
      <text:p text:style-name="P17"><draw:frame draw:style-name="fr3" draw:name="Image25" text:anchor-type="char" svg:width="6.198in" svg:height="4.5102in" draw:z-index="24"><draw:image xlink:href="Pictures/1000000100000253000001B1CBDD9BB3968A0BF2.png" xlink:type="simple" xlink:show="embed" xlink:actuate="onLoad" draw:mime-type="image/png"/></draw:frame><text:s/></text:p>
      <text:p text:style-name="P17"/>
      <text:p text:style-name="P17"><draw:frame draw:style-name="fr3" draw:name="Image26" text:anchor-type="char" svg:width="5.448in" svg:height="3.9791in" draw:z-index="25"><draw:image xlink:href="Pictures/100000010000020B0000017E985F2B6F0EFBEC39.png" xlink:type="simple" xlink:show="embed" xlink:actuate="onLoad" draw:mime-type="image/png"/></draw:frame><text:soft-page-break/><text:s/></text:p>
      <text:p text:style-name="P17"/>
      <text:p text:style-name="P17"/>
      <text:p text:style-name="P17"/>
      <text:p text:style-name="P17"/>
      <text:p text:style-name="P17"/>
      <text:p text:style-name="P18"/>
      <text:p text:style-name="P18"><draw:frame draw:style-name="fr2" draw:name="Image28" text:anchor-type="char" svg:width="6.1665in" svg:height="1.7189in" draw:z-index="27"><draw:image xlink:href="Pictures/1000000100000250000000A51666A2310113BA8D.png" xlink:type="simple" xlink:show="embed" xlink:actuate="onLoad" draw:mime-type="image/png"/></draw:frame><text:s/></text:p>
      <text:p text:style-name="P18"><draw:frame draw:style-name="fr2" draw:name="Image29" text:anchor-type="char" svg:width="5.7602in" svg:height="0.6146in" draw:z-index="28"><draw:image xlink:href="Pictures/10000001000002290000003B438475CE2643C725.png" xlink:type="simple" xlink:show="embed" xlink:actuate="onLoad" draw:mime-type="image/png"/></draw:frame></text:p>
      <text:p text:style-name="P18"><draw:frame draw:style-name="fr2" draw:name="Image30" text:anchor-type="char" svg:width="6.1457in" svg:height="0.5728in" draw:z-index="29"><draw:image xlink:href="Pictures/100000010000024E00000037D60B5268A61387B3.png" xlink:type="simple" xlink:show="embed" xlink:actuate="onLoad" draw:mime-type="image/png"/></draw:frame></text:p>
      <text:p text:style-name="P18"/>
      <text:p text:style-name="P18"><draw:frame draw:style-name="fr2" draw:name="Image27" text:anchor-type="char" svg:width="6.1457in" svg:height="1.3646in" draw:z-index="26"><draw:image xlink:href="Pictures/100000010000024E000000837C0B9DC283706C04.png" xlink:type="simple" xlink:show="embed" xlink:actuate="onLoad" draw:mime-type="image/png"/></draw:frame><text:soft-page-break/><text:s/></text:p>
      <text:p text:style-name="P18"><draw:frame draw:style-name="fr1" draw:name="Image31" text:anchor-type="char" svg:width="6.6929in" svg:height="2.7583in" draw:z-index="30"><draw:image xlink:href="Pictures/100000010000028F0000010EF97BA9D481441E16.png" xlink:type="simple" xlink:show="embed" xlink:actuate="onLoad" draw:mime-type="image/png"/></draw:frame></text:p>
      <text:p text:style-name="P18"><text:s/>&lt;&gt; <text:span text:style-name="T28">is equivalent to &l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32" text:anchor-type="char" svg:width="6.6929in" svg:height="2.2681in" draw:z-index="31"><draw:image xlink:href="Pictures/100000010000028F000000DE51BE5F1ED3B0B51E.png" xlink:type="simple" xlink:show="embed" xlink:actuate="onLoad" draw:mime-type="image/png"/></draw:frame></text:p>
      <text:p text:style-name="P18"><text:s/></text:p>
      <text:p text:style-name="P18"><draw:frame draw:style-name="fr2" draw:name="Image33" text:anchor-type="char" svg:width="5.1665in" svg:height="1.448in" draw:z-index="32"><draw:image xlink:href="Pictures/10000001000001F00000008BAF1A858C8366D972.png" xlink:type="simple" xlink:show="embed" xlink:actuate="onLoad" draw:mime-type="image/png"/></draw:frame><text:soft-page-break/><text:s/></text:p>
      <text:p text:style-name="P18"><draw:frame draw:style-name="fr2" draw:name="Image34" text:anchor-type="char" svg:width="5.1665in" svg:height="1.448in" draw:z-index="33"><draw:image xlink:href="Pictures/10000001000001F00000008BA698B8EE6F0240C5.png" xlink:type="simple" xlink:show="embed" xlink:actuate="onLoad" draw:mime-type="image/png"/></draw:frame></text:p>
      <text:p text:style-name="P18"/>
      <text:p text:style-name="P18"><draw:frame draw:style-name="fr2" draw:name="Image35" text:anchor-type="char" svg:width="5.698in" svg:height="1.448in" draw:z-index="34"><draw:image xlink:href="Pictures/10000001000002230000008B78BDEC313ACFA5C2.png" xlink:type="simple" xlink:show="embed" xlink:actuate="onLoad" draw:mime-type="image/png"/></draw:frame><text:s/></text:p>
      <text:p text:style-name="P18"><draw:frame draw:style-name="fr2" draw:name="Image36" text:anchor-type="char" svg:width="5.7917in" svg:height="1.4272in" draw:z-index="35"><draw:image xlink:href="Pictures/100000010000022C000000898BB1B8705AB9EFAF.png" xlink:type="simple" xlink:show="embed" xlink:actuate="onLoad" draw:mime-type="image/png"/></draw:frame><text:s/></text:p>
      <text:p text:style-name="P18"><draw:frame draw:style-name="fr2" draw:name="Image37" text:anchor-type="char" svg:width="5.802in" svg:height="0.8437in" draw:z-index="36"><draw:image xlink:href="Pictures/100000010000022D00000051487F5F36262A20BB.png" xlink:type="simple" xlink:show="embed" xlink:actuate="onLoad" draw:mime-type="image/png"/></draw:frame></text:p>
      <text:p text:style-name="P18"><draw:frame draw:style-name="fr2" draw:name="Image38" text:anchor-type="char" svg:width="5.0937in" svg:height="1.6665in" draw:z-index="37"><draw:image xlink:href="Pictures/10000001000001E9000000A098C696CB58ECEE9B.png" xlink:type="simple" xlink:show="embed" xlink:actuate="onLoad" draw:mime-type="image/png"/></draw:frame><text:s text:c="2"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24">quoting</text:p>
      <text:p text:style-name="P24"><text:soft-page-break/></text:p>
      <text:p text:style-name="P24"><draw:frame draw:style-name="fr2" draw:name="Image39" text:anchor-type="char" svg:width="5.7917in" svg:height="4.1874in" draw:z-index="38"><draw:image xlink:href="Pictures/100000010000022C000001928DC2A13347FDCE09.png" xlink:type="simple" xlink:show="embed" xlink:actuate="onLoad" draw:mime-type="image/png"/></draw:frame><text:s/></text:p>
      <text:p text:style-name="P24">we doesn`t print double quote until escaping <text:span text:style-name="T29">and everything in “” </text:span></text:p>
      <text:p text:style-name="P24"/>
      <text:p text:style-name="P24"/>
      <text:p text:style-name="P24"><draw:frame draw:style-name="fr2" draw:name="Image40" text:anchor-type="char" svg:width="5.8437in" svg:height="0.75in" draw:z-index="39"><draw:image xlink:href="Pictures/100000010000023100000048F9A8FFC7091AA834.png" xlink:type="simple" xlink:show="embed" xlink:actuate="onLoad" draw:mime-type="image/png"/></draw:frame><text:s/></text:p>
      <text:p text:style-name="P24"/>
      <text:p text:style-name="P24"/>
      <text:p text:style-name="P24"><text:s/><draw:frame draw:style-name="fr2" draw:name="Image41" text:anchor-type="char" svg:width="5.3126in" svg:height="1.5311in" draw:z-index="40"><draw:image xlink:href="Pictures/10000001000001FE00000093EE8721C04D99EDAC.png" xlink:type="simple" xlink:show="embed" xlink:actuate="onLoad" draw:mime-type="image/png"/></draw:frame><text:s/></text:p>
      <text:p text:style-name="P24"><draw:frame draw:style-name="fr2" draw:name="Image42" text:anchor-type="char" svg:width="6.1146in" svg:height="1.1665in" draw:z-index="41"><draw:image xlink:href="Pictures/100000010000024B000000707D64EA0780C08F70.png" xlink:type="simple" xlink:show="embed" xlink:actuate="onLoad" draw:mime-type="image/png"/></draw:frame></text:p>
      <text:p text:style-name="P24"/>
      <text:p text:style-name="P24"/>
      <text:p text:style-name="P24"><draw:frame draw:style-name="fr2" draw:name="Image43" text:anchor-type="char" svg:width="6.2291in" svg:height="2.9689in" draw:z-index="42"><draw:image xlink:href="Pictures/10000001000002560000011D8FD36273D9C267AF.png" xlink:type="simple" xlink:show="embed" xlink:actuate="onLoad" draw:mime-type="image/png"/></draw:frame><text:soft-page-break/><text:s/></text:p>
      <text:p text:style-name="P24"/>
      <text:p text:style-name="P24"/>
      <text:p text:style-name="P26"><draw:frame draw:style-name="fr1" draw:name="Image44" text:anchor-type="char" svg:width="6.6929in" svg:height="1.0846in" draw:z-index="43"><draw:image xlink:href="Pictures/100000010000028E0000006AF522542D19FC64A8.png" xlink:type="simple" xlink:show="embed" xlink:actuate="onLoad" draw:mime-type="image/png"/></draw:frame><text:s/></text:p>
      <text:p text:style-name="P26">tsy mila gerena</text:p>
      <text:p text:style-name="P26"><draw:frame draw:style-name="fr1" draw:name="Image45" text:anchor-type="char" svg:width="6.6929in" svg:height="3.7161in" draw:z-index="44"><draw:image xlink:href="Pictures/100000010000029E00000174729B1E9BA8B4D46D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18"><text:soft-page-break/>operator</text:p>
      <text:p text:style-name="P18"/>
      <text:p text:style-name="P18">| <text:tab/><text:tab/><text:tab/><text:tab/><text:tab/><text:tab/><text:tab/>pipe</text:p>
      <text:p text:style-name="P18">[n]&gt;<text:tab/><text:tab/><text:tab/><text:tab/><text:tab/><text:tab/><text:tab/>redir_out</text:p>
      <text:p text:style-name="P18">[n]&lt;<text:tab/><text:tab/><text:tab/><text:tab/><text:tab/><text:tab/><text:tab/>redir_in</text:p>
      <text:p text:style-name="P18">[n]&gt;&gt;<text:tab/><text:tab/><text:tab/><text:tab/><text:tab/><text:tab/><text:tab/>redir_out2</text:p>
      <text:p text:style-name="P18">[n]&lt;&lt;<text:span text:style-name="T27">DELIMITER or [n]&lt;&lt;-DELIMITER</text:span> <text:tab/><text:tab/>heredoc</text:p>
      <text:p text:style-name="P19">&amp;&amp;<text:tab/><text:tab/><text:tab/><text:tab/><text:tab/><text:tab/><text:tab/>AND</text:p>
      <text:p text:style-name="P19">||<text:tab/><text:tab/><text:tab/><text:tab/><text:tab/><text:tab/><text:tab/>OR</text:p>
      <text:p text:style-name="P19"/>
      <text:p text:style-name="P20">word</text:p>
      <text:p text:style-name="P20"/>
      <text:p text:style-name="P20">cmd</text:p>
      <text:p text:style-name="P20">“…”</text:p>
      <text:p text:style-name="P20">‘…’</text:p>
      <text:p text:style-name="P21">(…)</text:p>
      <text:p text:style-name="P23">$HOME</text:p>
      <text:p text:style-name="P23">vt=zvt</text:p>
      <text:p text:style-name="P23">${HOME}</text:p>
      <text:p text:style-name="P21">‘’...’’</text:p>
      <text:p text:style-name="P21">“”...””</text:p>
      <text:p text:style-name="P21"/>
      <text:p text:style-name="P22">error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8-05T16:13:20.369321774</dc:date>
    <meta:editing-duration>PT9H27M49S</meta:editing-duration>
    <meta:editing-cycles>123</meta:editing-cycles>
    <meta:document-statistic meta:table-count="0" meta:image-count="45" meta:object-count="0" meta:page-count="13" meta:paragraph-count="86" meta:word-count="234" meta:character-count="1403" meta:non-whitespace-character-count="1145"/>
  </office:meta>
</office:document-meta>
</file>